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1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1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1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5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6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7" style:parent-style-name="Абзацсписка" style:family="paragraph">
      <style:paragraph-properties fo:text-align="justify" fo:margin-bottom="0in"/>
      <style:text-properties fo:hyphenate="true"/>
    </style:style>
    <style:style style:name="T8" style:parent-style-name="Гиперссылка" style:family="text">
      <style:text-properties fo:font-size="14pt" style:font-size-asian="14pt" style:font-size-complex="14pt"/>
    </style:style>
    <style:style style:name="T9" style:parent-style-name="Гиперссылка" style:family="text">
      <style:text-properties fo:font-size="14pt" style:font-size-asian="14pt" style:font-size-complex="14pt"/>
    </style:style>
    <style:style style:name="T10" style:parent-style-name="Гиперссылка" style:family="text">
      <style:text-properties fo:font-size="14pt" style:font-size-asian="14pt" style:font-size-complex="14pt"/>
    </style:style>
    <style:style style:name="T11" style:parent-style-name="Гиперссылка" style:family="text">
      <style:text-properties fo:font-size="14pt" style:font-size-asian="14pt" style:font-size-complex="14pt"/>
    </style:style>
    <style:style style:name="T12" style:parent-style-name="Гиперссылка" style:family="text">
      <style:text-properties fo:font-size="14pt" style:font-size-asian="14pt" style:font-size-complex="14pt"/>
    </style:style>
    <style:style style:name="T13" style:parent-style-name="Гиперссылка" style:family="text">
      <style:text-properties fo:font-size="14pt" style:font-size-asian="14pt" style:font-size-complex="14pt"/>
    </style:style>
    <style:style style:name="T14" style:parent-style-name="Гиперссылка" style:family="text">
      <style:text-properties fo:font-size="14pt" style:font-size-asian="14pt" style:font-size-complex="14pt"/>
    </style:style>
    <style:style style:name="T15" style:parent-style-name="Гиперссылка" style:family="text">
      <style:text-properties fo:font-size="14pt" style:font-size-asian="14pt" style:font-size-complex="14pt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T17" style:parent-style-name="Гиперссылка" style:family="text">
      <style:text-properties fo:font-size="14pt" style:font-size-asian="14pt" style:font-size-complex="14pt"/>
    </style:style>
    <style:style style:name="P18" style:parent-style-name="Обычный" style:family="paragraph">
      <style:paragraph-properties fo:break-before="page"/>
      <style:text-properties fo:hyphenate="true"/>
    </style:style>
    <style:style style:name="P19" style:parent-style-name="Абзацсписка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20" style:parent-style-name="Абзацсписка" style:family="paragraph">
      <style:paragraph-properties fo:margin-bottom="0in"/>
      <style:text-properties fo:font-size="14pt" style:font-size-asian="14pt" style:font-size-complex="14pt" fo:hyphenate="true"/>
    </style:style>
    <style:style style:name="P21" style:parent-style-name="Абзацсписка" style:family="paragraph">
      <style:paragraph-properties fo:margin-bottom="0in"/>
      <style:text-properties fo:font-size="14pt" style:font-size-asian="14pt" style:font-size-complex="14pt" fo:hyphenate="true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5"/>
      <text:p text:style-name="P6">стр</text:p>
      <text:p text:style-name="P7"><text:a xlink:href="#РЕАЛИЗАЦИЯ" office:target-frame-name="_top" xlink:show="replace"><text:span text:style-name="T8">1.</text:span><text:bookmark-start text:name="_Ref452547068"/><text:span text:style-name="T9">Ре</text:span><text:bookmark-start text:name="_Hlt452717691"/><text:bookmark-start text:name="_Hlt452717692"/><text:span text:style-name="T10">а</text:span><text:bookmark-end text:name="_Hlt452717691"/><text:bookmark-end text:name="_Hlt452717692"/><text:span text:style-name="T11">лиз</text:span><text:bookmark-start text:name="_Hlt452717734"/><text:span text:style-name="T12">а</text:span><text:bookmark-end text:name="_Hlt452717734"/><text:span text:style-name="T13">ция</text:span><text:span text:style-name="T14"><text:s/></text:span><text:span text:style-name="T15">……….</text:span><text:span text:style-name="T16">………………………………………………………………………………………..</text:span><text:bookmark-end text:name="_Ref452547068"/><text:span text:style-name="T17">2</text:span></text:a></text:p>
      <text:p text:style-name="P18"/>
      <text:p text:style-name="P19"><text:bookmark-start text:name="РЕАЛИЗАЦИЯ"/><text:bookmark-end text:name="РЕАЛИЗАЦИЯ"/><text:soft-page-break/>1.РЕАЛИЗАЦИЯ</text:p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Текстконцевойсноски" style:display-name="Текст концевой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fo:font-size="10pt" style:font-size-asian="10pt" style:font-size-complex="10pt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1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1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1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Страница<text:s/><text:span text:style-name="T3"><text:page-number text:fixed="false">1</text:page-number></text:span><text:s/>из<text:s/><text:span text:style-name="T4"><text:page-count>2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03T08:46:00Z</dc:date>
    <meta:template xlink:href="Normal.dotm" xlink:type="simple"/>
    <meta:editing-cycles>9</meta:editing-cycles>
    <meta:editing-duration>PT27420S</meta:editing-duration>
    <meta:document-statistic meta:page-count="2" meta:paragraph-count="1" meta:word-count="17" meta:character-count="116" meta:row-count="1" meta:non-whitespace-character-count="100"/>
  </office:meta>
</office:document-meta>
</file>